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8.405cm" style:rel-column-width="28989*"/>
    </style:style>
    <style:style style:name="Tableau8.B" style:family="table-column">
      <style:table-column-properties style:column-width="10.596cm" style:rel-column-width="36546*"/>
    </style:style>
    <style:style style:name="Tableau8.1" style:family="table-row">
      <style:table-row-properties style:min-row-height="0.732cm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8.A2" style:family="table-cell">
      <style:table-cell-properties fo:padding="0.097cm" fo:border-left="0.5pt solid #000000" fo:border-right="none" fo:border-top="none" fo:border-bottom="0.5pt solid #000000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8.405cm" style:rel-column-width="28989*"/>
    </style:style>
    <style:style style:name="Tableau6.B" style:family="table-column">
      <style:table-column-properties style:column-width="10.596cm" style:rel-column-width="36546*"/>
    </style:style>
    <style:style style:name="Tableau6.1" style:family="table-row">
      <style:table-row-properties style:min-row-height="0.801cm"/>
    </style:style>
    <style:style style:name="Tableau6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style:vertical-align="" fo:padding="0.097cm" fo:border="0.5pt solid #000000"/>
    </style:style>
    <style:style style:name="Tableau6.A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18cm" style:rel-column-width="5936*"/>
    </style:style>
    <style:style style:name="Tableau3.B" style:family="table-column">
      <style:table-column-properties style:column-width="1.199cm" style:rel-column-width="4144*"/>
    </style:style>
    <style:style style:name="Tableau3.C" style:family="table-column">
      <style:table-column-properties style:column-width="1.101cm" style:rel-column-width="3803*"/>
    </style:style>
    <style:style style:name="Tableau3.D" style:family="table-column">
      <style:table-column-properties style:column-width="1.499cm" style:rel-column-width="5180*"/>
    </style:style>
    <style:style style:name="Tableau3.E" style:family="table-column">
      <style:table-column-properties style:column-width="3.799cm" style:rel-column-width="13127*"/>
    </style:style>
    <style:style style:name="Tableau3.F" style:family="table-column">
      <style:table-column-properties style:column-width="3.949cm" style:rel-column-width="13645*"/>
    </style:style>
    <style:style style:name="Tableau3.G" style:family="table-column">
      <style:table-column-properties style:column-width="5.701cm" style:rel-column-width="1970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6*"/>
    </style:style>
    <style:style style:name="Tableau1.C" style:family="table-column">
      <style:table-column-properties style:column-width="3.799cm" style:rel-column-width="13105*"/>
    </style:style>
    <style:style style:name="Tableau1.E" style:family="table-column">
      <style:table-column-properties style:column-width="3.801cm" style:rel-column-width="13112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03cm" style:rel-column-width="4148*"/>
    </style:style>
    <style:style style:name="Tableau7.C" style:family="table-column">
      <style:table-column-properties style:column-width="9.086cm" style:rel-column-width="31337*"/>
    </style:style>
    <style:style style:name="Tableau7.D" style:family="table-column">
      <style:table-column-properties style:column-width="2.716cm" style:rel-column-width="9368*"/>
    </style:style>
    <style:style style:name="Tableau7.E" style:family="table-column">
      <style:table-column-properties style:column-width="2.452cm" style:rel-column-width="8456*"/>
    </style:style>
    <style:style style:name="Tableau7.F" style:family="table-column">
      <style:table-column-properties style:column-width="2.342cm" style:rel-column-width="8078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F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03cm" style:rel-column-width="4148*"/>
    </style:style>
    <style:style style:name="Tableau5.C" style:family="table-column">
      <style:table-column-properties style:column-width="9.091cm" style:rel-column-width="31355*"/>
    </style:style>
    <style:style style:name="Tableau5.D" style:family="table-column">
      <style:table-column-properties style:column-width="2.716cm" style:rel-column-width="9368*"/>
    </style:style>
    <style:style style:name="Tableau5.E" style:family="table-column">
      <style:table-column-properties style:column-width="2.447cm" style:rel-column-width="8439*"/>
    </style:style>
    <style:style style:name="Tableau5.F" style:family="table-column">
      <style:table-column-properties style:column-width="2.342cm" style:rel-column-width="8077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F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F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officeooo:rsid="014b524d" officeooo:paragraph-rsid="014b524d" style:font-size-asian="12pt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12b1637" officeooo:paragraph-rsid="012b1637" style:font-size-asian="12pt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4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6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7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officeooo:paragraph-rsid="01084f08"/>
    </style:style>
    <style:style style:name="P20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21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2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3" style:family="paragraph" style:parent-style-name="Standard">
      <style:text-properties style:font-name="Arial1" officeooo:rsid="009c7278" officeooo:paragraph-rsid="01045b19"/>
    </style:style>
    <style:style style:name="P24" style:family="paragraph" style:parent-style-name="Standard">
      <style:text-properties style:font-name="Arial1" officeooo:rsid="009c7278" officeooo:paragraph-rsid="01084f08"/>
    </style:style>
    <style:style style:name="P25" style:family="paragraph" style:parent-style-name="Standard">
      <style:paragraph-properties fo:text-align="center" style:justify-single-word="false"/>
      <style:text-properties style:font-name="Arial1" officeooo:rsid="00c1e04d" officeooo:paragraph-rsid="01045b19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1405fc7" officeooo:paragraph-rsid="01405fc7" style:font-name-asian="Tahoma2" style:font-size-asian="12pt" style:font-name-complex="Liberation Sans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15252c9" officeooo:paragraph-rsid="015252c9" style:font-name-asian="Tahoma2" style:font-size-asian="12pt" style:font-name-complex="Liberation Sans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154ae45" officeooo:paragraph-rsid="0154ae45" style:font-name-asian="Tahoma2" style:font-size-asian="12pt" style:font-name-complex="Liberation Sans" style:font-size-complex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9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40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41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42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3" style:family="paragraph" style:parent-style-name="Standard">
      <style:paragraph-properties fo:line-height="100%" fo:text-align="start" style:justify-single-word="false"/>
      <style:text-properties fo:font-size="12pt" officeooo:rsid="01294d6d" officeooo:paragraph-rsid="01294d6d" style:font-size-asian="12pt"/>
    </style:style>
    <style:style style:name="P44" style:family="paragraph" style:parent-style-name="Standard">
      <style:paragraph-properties fo:line-height="100%" fo:text-align="start" style:justify-single-word="false"/>
      <style:text-properties fo:font-size="12pt" officeooo:rsid="012b1637" officeooo:paragraph-rsid="012b1637" style:font-size-asian="12pt"/>
    </style:style>
    <style:style style:name="P45" style:family="paragraph" style:parent-style-name="Standard">
      <style:text-properties officeooo:rsid="001af579" officeooo:paragraph-rsid="009c7278"/>
    </style:style>
    <style:style style:name="P46" style:family="paragraph" style:parent-style-name="Commentaire">
      <style:text-properties fo:font-size="2pt" style:font-size-asian="2pt"/>
    </style:style>
    <style:style style:name="P47" style:family="paragraph" style:parent-style-name="Standard">
      <style:text-properties officeooo:paragraph-rsid="0083de74"/>
    </style:style>
    <style:style style:name="P48" style:family="paragraph" style:parent-style-name="Standard">
      <style:text-properties officeooo:paragraph-rsid="00e0b1ae"/>
    </style:style>
    <style:style style:name="P49" style:family="paragraph" style:parent-style-name="Standard">
      <style:text-properties officeooo:paragraph-rsid="00e10fb1"/>
    </style:style>
    <style:style style:name="P50" style:family="paragraph" style:parent-style-name="Standard">
      <style:text-properties officeooo:paragraph-rsid="00c38b0d"/>
    </style:style>
    <style:style style:name="P51" style:family="paragraph" style:parent-style-name="Standard">
      <style:text-properties officeooo:rsid="01084f08" officeooo:paragraph-rsid="01084f08"/>
    </style:style>
    <style:style style:name="P52" style:family="paragraph" style:parent-style-name="Standard">
      <style:text-properties officeooo:rsid="0112a754" officeooo:paragraph-rsid="0116e43a"/>
    </style:style>
    <style:style style:name="P53" style:family="paragraph" style:parent-style-name="Standard">
      <style:paragraph-properties fo:margin-top="0cm" fo:margin-bottom="0cm" style:contextual-spacing="false"/>
      <style:text-properties officeooo:rsid="0112a754" officeooo:paragraph-rsid="0116e43a"/>
    </style:style>
    <style:style style:name="P54" style:family="paragraph" style:parent-style-name="Standard">
      <style:paragraph-properties fo:break-before="page"/>
      <style:text-properties officeooo:rsid="00250302" officeooo:paragraph-rsid="00ee8eb1"/>
    </style:style>
    <style:style style:name="P55" style:family="paragraph" style:parent-style-name="Standard">
      <style:paragraph-properties>
        <style:tab-stops/>
      </style:paragraph-properties>
      <style:text-properties officeooo:rsid="00ee8eb1"/>
    </style:style>
    <style:style style:name="P56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8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9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60" style:family="paragraph" style:parent-style-name="Standard">
      <style:text-properties officeooo:rsid="00234148" officeooo:paragraph-rsid="01045b19"/>
    </style:style>
    <style:style style:name="P61" style:family="paragraph" style:parent-style-name="Standard">
      <style:text-properties officeooo:rsid="00268610" officeooo:paragraph-rsid="01045b19"/>
    </style:style>
    <style:style style:name="P62" style:family="paragraph" style:parent-style-name="Standard">
      <style:text-properties officeooo:rsid="00268610"/>
    </style:style>
    <style:style style:name="P63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6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66" style:family="paragraph" style:parent-style-name="Standard">
      <style:text-properties officeooo:paragraph-rsid="01084f08"/>
    </style:style>
    <style:style style:name="P67" style:family="paragraph" style:parent-style-name="Standard">
      <style:text-properties officeooo:paragraph-rsid="009c7278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2" style:family="paragraph" style:parent-style-name="Standard">
      <style:text-properties officeooo:paragraph-rsid="010736e3"/>
    </style:style>
    <style:style style:name="P73" style:family="paragraph" style:parent-style-name="Standard">
      <style:text-properties officeooo:paragraph-rsid="011d4c8f"/>
    </style:style>
    <style:style style:name="P74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5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rsid="00c27f97" officeooo:paragraph-rsid="01045b19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2f12af" officeooo:paragraph-rsid="012f12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5730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Heading_20_1" style:list-style-name="Numbering_20_123"/>
    <style:style style:name="P82" style:family="paragraph" style:parent-style-name="Heading_20_1" style:list-style-name="Numbering_20_123">
      <style:paragraph-properties fo:break-before="page"/>
    </style:style>
    <style:style style:name="P83" style:family="paragraph" style:parent-style-name="Heading_20_1" style:list-style-name="Numbering_20_123">
      <style:text-properties officeooo:rsid="010736e3" officeooo:paragraph-rsid="010736e3"/>
    </style:style>
    <style:style style:name="P84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85" style:family="paragraph" style:parent-style-name="Heading_20_1" style:list-style-name="Numbering_20_123">
      <style:text-properties officeooo:rsid="0109cb56" officeooo:paragraph-rsid="0109cb56"/>
    </style:style>
    <style:style style:name="P86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7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88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89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90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91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92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93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94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95" style:family="paragraph" style:parent-style-name="Heading_20_3" style:list-style-name="Numbering_20_123"/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5730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2f12af" officeooo:paragraph-rsid="015730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fo:color="#000000" loext:opacity="100%" fo:font-weight="normal" officeooo:rsid="0155cdfa" style:font-weight-asian="normal" style:font-weight-complex="normal"/>
    </style:style>
    <style:style style:name="T8" style:family="text">
      <style:text-properties officeooo:rsid="0038394c"/>
    </style:style>
    <style:style style:name="T9" style:family="text">
      <style:text-properties officeooo:rsid="005580d5"/>
    </style:style>
    <style:style style:name="T10" style:family="text">
      <style:text-properties officeooo:rsid="0092d022"/>
    </style:style>
    <style:style style:name="T11" style:family="text">
      <style:text-properties officeooo:rsid="009613f7"/>
    </style:style>
    <style:style style:name="T12" style:family="text">
      <style:text-properties style:font-name="Arial1" officeooo:rsid="00cbb15b"/>
    </style:style>
    <style:style style:name="T13" style:family="text">
      <style:text-properties style:font-name="Arial1" officeooo:rsid="00ccea36"/>
    </style:style>
    <style:style style:name="T14" style:family="text">
      <style:text-properties officeooo:rsid="00b5c76b"/>
    </style:style>
    <style:style style:name="T15" style:family="text">
      <style:text-properties officeooo:rsid="00d0ae80"/>
    </style:style>
    <style:style style:name="T16" style:family="text">
      <style:text-properties officeooo:rsid="00e10fb1"/>
    </style:style>
    <style:style style:name="T17" style:family="text">
      <style:text-properties officeooo:rsid="0041b2b7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0" style:family="text">
      <style:text-properties officeooo:rsid="01045b19"/>
    </style:style>
    <style:style style:name="T21" style:family="text">
      <style:text-properties officeooo:rsid="010cdfde"/>
    </style:style>
    <style:style style:name="T22" style:family="text">
      <style:text-properties officeooo:rsid="010d731c"/>
    </style:style>
    <style:style style:name="T23" style:family="text">
      <style:text-properties officeooo:rsid="011d4c8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433c0f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122271b" style:font-weight-asian="normal" style:font-weight-complex="normal"/>
    </style:style>
    <style:style style:name="T28" style:family="text">
      <style:text-properties officeooo:rsid="0122271b"/>
    </style:style>
    <style:style style:name="T29" style:family="text">
      <style:text-properties officeooo:rsid="0141808c"/>
    </style:style>
    <style:style style:name="T30" style:family="text">
      <style:text-properties officeooo:rsid="01433c0f"/>
    </style:style>
    <style:style style:name="T31" style:family="text">
      <style:text-properties officeooo:rsid="01461249"/>
    </style:style>
    <style:style style:name="T32" style:family="text">
      <style:text-properties officeooo:rsid="0157302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{mycompany_logo}</text:p>
      <text:p text:style-name="P63"/>
      <text:p text:style-name="P4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8"><text:a xlink:type="simple" xlink:href="#__RefHeading___Toc980_3187780928" text:style-name="Index_20_Link" text:visited-style-name="Index_20_Link"><text:s/>1 <text:s/>L’établissement<text:tab/>2</text:a></text:p>
          <text:p text:style-name="P68"><text:a xlink:type="simple" xlink:href="#__RefHeading___Toc6812_3506043029" text:style-name="Index_20_Link" text:visited-style-name="Index_20_Link"><text:s/>2 <text:s/>La victime<text:tab/>2</text:a></text:p>
          <text:p text:style-name="P68"><text:a xlink:type="simple" xlink:href="#__RefHeading___Toc982_3187780928" text:style-name="Index_20_Link" text:visited-style-name="Index_20_Link"><text:s/>3 <text:s/>L’accident<text:tab/>3</text:a></text:p>
          <text:p text:style-name="P69"><text:a xlink:type="simple" xlink:href="#__RefHeading___Toc6812_3506043029%20Copie%201" text:style-name="Index_20_Link" text:visited-style-name="Index_20_Link"><text:s/>3.1 <text:s/>Unité de Travail : {gp_ut} dans le Document Unique<text:tab/>3</text:a></text:p>
          <text:p text:style-name="P69"><text:a xlink:type="simple" xlink:href="#__RefHeading___Toc6991_3506043029" text:style-name="Index_20_Link" text:visited-style-name="Index_20_Link"><text:s/>3.2 <text:s/>Circonstances détaillées de l’accident<text:tab/>4</text:a></text:p>
          <text:p text:style-name="P68"><text:a xlink:type="simple" xlink:href="#__RefHeading___Toc988_3187780928" text:style-name="Index_20_Link" text:visited-style-name="Index_20_Link"><text:s/>4 <text:s/>L’enquête accident<text:tab/>4</text:a></text:p>
          <text:p text:style-name="P69"><text:a xlink:type="simple" xlink:href="#__RefHeading___Toc984_3187780928%20Copie%201" text:style-name="Index_20_Link" text:visited-style-name="Index_20_Link"><text:s/>4.1 <text:s/>Personnes ayant participé à l’enquête<text:tab/>4</text:a></text:p>
          <text:p text:style-name="P69"><text:a xlink:type="simple" xlink:href="#__RefHeading___Toc990_3187780928" text:style-name="Index_20_Link" text:visited-style-name="Index_20_Link"><text:s/>4.2 <text:s/>Analyse des causes de l'accident :<text:tab/>4</text:a></text:p>
          <text:p text:style-name="P69"><text:a xlink:type="simple" xlink:href="#__RefHeading___Toc1000_3187780928" text:style-name="Index_20_Link" text:visited-style-name="Index_20_Link"><text:s/>4.3 <text:s/>Remarques<text:tab/>4</text:a></text:p>
          <text:p text:style-name="P69"><text:a xlink:type="simple" xlink:href="#__RefHeading___Toc1018_3187780928" text:style-name="Index_20_Link" text:visited-style-name="Index_20_Link"><text:s/>4.4 <text:s/>Arbre des causes<text:tab/>5</text:a></text:p>
          <text:p text:style-name="P69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6</text:a></text:p>
          <text:p text:style-name="P70"><text:a xlink:type="simple" xlink:href="#__RefHeading___Toc1020_3187780928" text:style-name="Index_20_Link" text:visited-style-name="Index_20_Link"><text:s/>4.5.1 <text:s/>Actions curatives<text:tab/>6</text:a></text:p>
          <text:p text:style-name="P70"><text:a xlink:type="simple" xlink:href="#__RefHeading___Toc1024_3187780928" text:style-name="Index_20_Link" text:visited-style-name="Index_20_Link"><text:s/>4.5.2 <text:s/>Actions préventives<text:tab/>6</text:a></text:p>
        </text:index-body>
      </text:table-of-content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7">Informations sur l’enquête accident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3">Date de<text:span text:style-name="T8"> début de l’enquête accident</text:span></text:p>
          </table:table-cell>
          <table:table-cell table:style-name="Tableau4.B2" office:value-type="string">
            <text:p text:style-name="P10">{investigation_date_start}</text:p>
          </table:table-cell>
        </table:table-row>
        <table:table-row table:style-name="Tableau4.1">
          <table:table-cell table:style-name="Tableau4.A2" office:value-type="string">
            <text:p text:style-name="P13">Date de<text:span text:style-name="T8"> </text:span><text:span text:style-name="T15">fin</text:span><text:span text:style-name="T8"> de l’enquête accident</text:span></text:p>
          </table:table-cell>
          <table:table-cell table:style-name="Tableau4.B2" office:value-type="string">
            <text:p text:style-name="P11">{investigation_date_end}</text:p>
          </table:table-cell>
        </table:table-row>
        <table:table-row table:style-name="Tableau4.1">
          <table:table-cell table:style-name="Tableau4.A2" office:value-type="string">
            <text:p text:style-name="P9">Nombre de personne<text:span text:style-name="T29">s</text:span> ayant participé à l’enquête</text:p>
          </table:table-cell>
          <table:table-cell table:style-name="Tableau4.B2" office:value-type="string">
            <text:p text:style-name="P12">{attendants_number}</text:p>
          </table:table-cell>
        </table:table-row>
        <table:table-row table:style-name="Tableau4.1">
          <table:table-cell table:style-name="Tableau4.A2" office:value-type="string">
            <text:p text:style-name="P9">Nombre d’actions curatives</text:p>
          </table:table-cell>
          <table:table-cell table:style-name="Tableau4.B2" office:value-type="string">
            <text:p text:style-name="P12">{total_curative_action}</text:p>
          </table:table-cell>
        </table:table-row>
        <table:table-row table:style-name="Tableau4.1">
          <table:table-cell table:style-name="Tableau4.A2" office:value-type="string">
            <text:p text:style-name="P9">Nombre d’actions préventives</text:p>
          </table:table-cell>
          <table:table-cell table:style-name="Tableau4.B2" office:value-type="string">
            <text:p text:style-name="P12">{total_preventive_action}</text:p>
          </table:table-cell>
        </table:table-row>
        <table:table-row table:style-name="Tableau4.1">
          <table:table-cell table:style-name="Tableau4.A7" office:value-type="string">
            <text:p text:style-name="P9">Budget total planifié</text:p>
          </table:table-cell>
          <table:table-cell table:style-name="Tableau4.B7" office:value-type="string">
            <text:p text:style-name="P12">{total_planned_budget}</text:p>
          </table:table-cell>
        </table:table-row>
      </table:table>
      <text:p text:style-name="P54"/>
      <text:list xml:id="list2345129076" text:style-name="Numbering_20_123">
        <text:list-item>
          <text:h text:style-name="P81" text:outline-level="1"><text:bookmark-start text:name="__RefHeading___Toc980_3187780928"/>L’<text:span text:style-name="T20">é</text:span>tablissement<text:bookmark-end text:name="__RefHeading___Toc980_3187780928"/></text:h>
        </text:list-item>
      </text:list>
      <text:p text:style-name="P62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58">Nom établissement</text:p>
          </table:table-cell>
          <table:table-cell table:style-name="Tableau8.B1" office:value-type="string">
            <text:p text:style-name="P76">{mycompany_name}</text:p>
          </table:table-cell>
        </table:table-row>
        <table:table-row table:style-name="Tableau8.1">
          <table:table-cell table:style-name="Tableau8.A2" office:value-type="string">
            <text:p text:style-name="P23">SIRET</text:p>
          </table:table-cell>
          <table:table-cell table:style-name="Tableau8.B2" office:value-type="string">
            <text:p text:style-name="P25">{mycompany_idprof1}</text:p>
          </table:table-cell>
        </table:table-row>
        <table:table-row table:style-name="Tableau8.1">
          <table:table-cell table:style-name="Tableau8.A2" office:value-type="string">
            <text:p text:style-name="P60">Adresse</text:p>
          </table:table-cell>
          <table:table-cell table:style-name="Tableau8.B2" office:value-type="string">
            <text:p text:style-name="P25">{mycompany_address}</text:p>
          </table:table-cell>
        </table:table-row>
        <table:table-row table:style-name="Tableau8.1">
          <table:table-cell table:style-name="Tableau8.A2" office:value-type="string">
            <text:p text:style-name="P60">Contact</text:p>
          </table:table-cell>
          <table:table-cell table:style-name="Tableau8.B2" office:value-type="string">
            <text:p text:style-name="P25">{mycompany_managers}</text:p>
          </table:table-cell>
        </table:table-row>
        <table:table-row table:style-name="Tableau8.1">
          <table:table-cell table:style-name="Tableau8.A2" office:value-type="string">
            <text:p text:style-name="P41">Email</text:p>
          </table:table-cell>
          <table:table-cell table:style-name="Tableau8.B2" office:value-type="string">
            <text:p text:style-name="P25">{mycompany_email}</text:p>
          </table:table-cell>
        </table:table-row>
        <table:table-row table:style-name="Tableau8.1">
          <table:table-cell table:style-name="Tableau8.A2" office:value-type="string">
            <text:p text:style-name="P41">Téléphone</text:p>
          </table:table-cell>
          <table:table-cell table:style-name="Tableau8.B2" office:value-type="string">
            <text:p text:style-name="P25">{mycompany_phone}</text:p>
          </table:table-cell>
        </table:table-row>
      </table:table>
      <text:p text:style-name="P61"><text:bookmark-start text:name="__RefHeading___Toc982_3187780928 Copie 1"/><text:bookmark-end text:name="__RefHeading___Toc982_3187780928 Copie 1"/></text:p>
      <text:list xml:id="list103252796365567" text:continue-numbering="true" text:style-name="Numbering_20_123">
        <text:list-item>
          <text:h text:style-name="P83" text:outline-level="1"><text:bookmark-start text:name="__RefHeading___Toc6812_3506043029"/>La victime<text:bookmark-end text:name="__RefHeading___Toc6812_3506043029"/></text:h>
        </text:list-item>
      </text:list>
      <text:p text:style-name="P72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36">Nom</text:p>
          </table:table-cell>
          <table:table-cell table:style-name="Tableau6.B1" office:value-type="string">
            <text:p text:style-name="P42">{victim_lastname}</text:p>
          </table:table-cell>
        </table:table-row>
        <table:table-row table:style-name="Tableau6.1">
          <table:table-cell table:style-name="Tableau6.A2" office:value-type="string">
            <text:p text:style-name="P37">Prénom</text:p>
          </table:table-cell>
          <table:table-cell table:style-name="Tableau6.B2" office:value-type="string">
            <text:p text:style-name="P42">{victim_firstname}</text:p>
          </table:table-cell>
        </table:table-row>
        <table:table-row table:style-name="Tableau6.1">
          <table:table-cell table:style-name="Tableau6.A2" office:value-type="string">
            <text:p text:style-name="P39">Unité de travail dans le Document Unique</text:p>
          </table:table-cell>
          <table:table-cell table:style-name="Tableau6.B2" office:value-type="string">
            <text:p text:style-name="P38">{gp_ut}</text:p>
          </table:table-cell>
        </table:table-row>
        <table:table-row table:style-name="Tableau6.1">
          <table:table-cell table:style-name="Tableau6.A2" office:value-type="string">
            <text:p text:style-name="P43">Date d’embauche</text:p>
          </table:table-cell>
          <table:table-cell table:style-name="Tableau6.B2" office:value-type="string">
            <text:p text:style-name="P6">{victim_date_employment}</text:p>
          </table:table-cell>
        </table:table-row>
        <table:table-row table:style-name="Tableau6.1">
          <table:table-cell table:style-name="Tableau6.A2" office:value-type="string">
            <text:p text:style-name="P44">Ancienneté au poste</text:p>
          </table:table-cell>
          <table:table-cell table:style-name="Tableau6.B2" office:value-type="string">
            <text:p text:style-name="P8">{seniority_in_position}</text:p>
          </table:table-cell>
        </table:table-row>
        <table:table-row table:style-name="Tableau6.1">
          <table:table-cell table:style-name="Tableau6.A2" office:value-type="string">
            <text:p text:style-name="P40"><text:span text:style-name="T8">Date et heure de l’a</text:span>ccident</text:p>
          </table:table-cell>
          <table:table-cell table:style-name="Tableau6.B2" office:value-type="string">
            <text:p text:style-name="P7">{accident_date}</text:p>
          </table:table-cell>
        </table:table-row>
        <table:table-row table:style-name="Tableau6.1">
          <table:table-cell table:style-name="Tableau6.A2" office:value-type="string">
            <text:p text:style-name="P40">Jour de la semaine</text:p>
          </table:table-cell>
          <table:table-cell table:style-name="Tableau6.B2" office:value-type="string">
            <text:p text:style-name="P6">{accident_day}</text:p>
          </table:table-cell>
        </table:table-row>
      </table:table>
      <text:h text:style-name="P84" text:outline-level="1"/>
      <text:list xml:id="list103254089573262" text:continue-numbering="true" text:style-name="Numbering_20_123">
        <text:list-item>
          <text:h text:style-name="P82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21">Déclaration r</text:span>éalisée par l’<text:span text:style-name="T21">établissement</text:span> : {mycompany_name} <text:span text:style-name="T22">en date du : {accident_date} </text:span></text:p>
      <text:list xml:id="list103253104883530" text:continue-numbering="true" text:style-name="Numbering_20_123">
        <text:list-item>
          <text:list>
            <text:list-item>
              <text:h text:style-name="P91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64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64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64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65">Cat Risque</text:p>
          </table:table-cell>
          <table:table-cell table:style-name="Tableau3.A1" office:value-type="string">
            <text:p text:style-name="P18">Description du risque</text:p>
          </table:table-cell>
          <table:table-cell table:style-name="Tableau3.A1" office:value-type="string">
            <text:p text:style-name="P18">Commentaires sur l’évaluation</text:p>
          </table:table-cell>
          <table:table-cell table:style-name="Tableau3.G1" office:value-type="string">
            <text:p text:style-name="P18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19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4">[!-- BEGIN row.risk4 --]{nomElement}</text:p>
          </table:table-cell>
          <table:table-cell table:style-name="Tableau3.B2" office:value-type="string">
            <text:p text:style-name="P14">{identifiantRisque}</text:p>
          </table:table-cell>
          <table:table-cell table:style-name="Tableau3.C2" office:value-type="string">
            <text:p text:style-name="P14">{quotationRisque}</text:p>
          </table:table-cell>
          <table:table-cell table:style-name="Tableau3.D2" office:value-type="string">
            <text:p text:style-name="P14">{nomDanger}</text:p>
            <text:p text:style-name="P15">{nomPicto}</text:p>
          </table:table-cell>
          <table:table-cell table:style-name="Tableau3.E2" office:value-type="string">
            <text:p text:style-name="P14">{descriptionRisque}</text:p>
          </table:table-cell>
          <table:table-cell table:style-name="Tableau3.F2" office:value-type="string">
            <text:p text:style-name="P14">{commentaireEvaluation}</text:p>
          </table:table-cell>
          <table:table-cell table:style-name="Tableau3.G2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7">s</text:span> réalisées :</text:p>
            <text:p text:style-name="P16"><text:span text:style-name="T18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4">[!-- BEGIN row.risk3 --]{nomElement}</text:p>
          </table:table-cell>
          <table:table-cell table:style-name="Tableau3.B3" office:value-type="string">
            <text:p text:style-name="P14">{identifiantRisque}</text:p>
          </table:table-cell>
          <table:table-cell table:style-name="Tableau3.C3" office:value-type="string">
            <text:p text:style-name="P14">{quotationRisque}</text:p>
          </table:table-cell>
          <table:table-cell table:style-name="Tableau3.D3" office:value-type="string">
            <text:p text:style-name="P14">{nomDanger}</text:p>
            <text:p text:style-name="P15">{nomPicto}</text:p>
          </table:table-cell>
          <table:table-cell table:style-name="Tableau3.E3" office:value-type="string">
            <text:p text:style-name="P14">{descriptionRisque}</text:p>
          </table:table-cell>
          <table:table-cell table:style-name="Tableau3.F3" office:value-type="string">
            <text:p text:style-name="P14">{commentaireEvaluation}</text:p>
          </table:table-cell>
          <table:table-cell table:style-name="Tableau3.G3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7">s</text:span> réalisées :</text:p>
            <text:p text:style-name="P16"><text:span text:style-name="T18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4">[!-- BEGIN row.risk2 --]{nomElement}</text:p>
          </table:table-cell>
          <table:table-cell table:style-name="Tableau3.B4" office:value-type="string">
            <text:p text:style-name="P14">{identifiantRisque}</text:p>
          </table:table-cell>
          <table:table-cell table:style-name="Tableau3.C4" office:value-type="string">
            <text:p text:style-name="P14">{quotationRisque}</text:p>
          </table:table-cell>
          <table:table-cell table:style-name="Tableau3.D4" office:value-type="string">
            <text:p text:style-name="P14">{nomDanger}</text:p>
            <text:p text:style-name="P15">{nomPicto}</text:p>
          </table:table-cell>
          <table:table-cell table:style-name="Tableau3.E4" office:value-type="string">
            <text:p text:style-name="P14">{descriptionRisque}</text:p>
          </table:table-cell>
          <table:table-cell table:style-name="Tableau3.F4" office:value-type="string">
            <text:p text:style-name="P14">{commentaireEvaluation}</text:p>
          </table:table-cell>
          <table:table-cell table:style-name="Tableau3.G4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7">s</text:span> réalisées :</text:p>
            <text:p text:style-name="P16"><text:span text:style-name="T18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4">[!-- BEGIN row.risk1 --]{nomElement}</text:p>
          </table:table-cell>
          <table:table-cell table:style-name="Tableau3.B5" office:value-type="string">
            <text:p text:style-name="P14">{identifiantRisque}</text:p>
          </table:table-cell>
          <table:table-cell table:style-name="Tableau3.C5" office:value-type="string">
            <text:p text:style-name="P14">{quotationRisque}</text:p>
          </table:table-cell>
          <table:table-cell table:style-name="Tableau3.D5" office:value-type="string">
            <text:p text:style-name="P14">{nomDanger}</text:p>
            <text:p text:style-name="P15">{nomPicto}</text:p>
          </table:table-cell>
          <table:table-cell table:style-name="Tableau3.E5" office:value-type="string">
            <text:p text:style-name="P14">{descriptionRisque}</text:p>
          </table:table-cell>
          <table:table-cell table:style-name="Tableau3.F5" office:value-type="string">
            <text:p text:style-name="P14">{commentaireEvaluation}</text:p>
          </table:table-cell>
          <table:table-cell table:style-name="Tableau3.G5" office:value-type="string">
            <text:p text:style-name="P17">Actions en cours :</text:p>
            <text:p text:style-name="P19">{actionPreventionUncompleted}</text:p>
            <text:p text:style-name="P19"/>
            <text:p text:style-name="P17">Action<text:span text:style-name="T17">s</text:span> réalisées :</text:p>
            <text:p text:style-name="P16"><text:span text:style-name="T18">{actionPreventionCompleted}</text:span>[!-- END row.risk1 --]</text:p>
          </table:table-cell>
        </table:table-row>
      </table:table>
      <text:p text:style-name="P24"/>
      <text:h text:style-name="P92" text:outline-level="2"/>
      <text:list xml:id="list103252112838802" text:continue-numbering="true" text:style-name="Numbering_20_123">
        <text:list-item>
          <text:list>
            <text:list-item>
              <text:h text:style-name="P86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51"/>
      <text:p text:style-name="P51"><text:span text:style-name="T25">D</text:span><text:span text:style-name="T24">ate</text:span> : <text:span text:style-name="T23">{accident_date}</text:span></text:p>
      <text:p text:style-name="P51"><text:span text:style-name="T25">H</text:span><text:span text:style-name="T24">eure</text:span> : <text:span text:style-name="T23">{accident_hour}</text:span></text:p>
      <text:p text:style-name="P59"><text:span text:style-name="T30">L</text:span><text:span text:style-name="T28">ocalisation </text:span><text:span text:style-name="T27">:</text:span><text:span text:style-name="T26"> {relative_location}</text:span></text:p>
      <text:p text:style-name="P75"/>
      <text:p text:style-name="P51"><text:span text:style-name="T24">Circonstances détaillées</text:span> : <text:span text:style-name="T23">{circumstances}</text:span></text:p>
      <text:p text:style-name="P66"><text:bookmark-start text:name="__RefHeading___Toc984_3187780928"/><text:bookmark-end text:name="__RefHeading___Toc984_3187780928"/></text:p>
      <text:list xml:id="list103253425912933" text:continue-numbering="true" text:style-name="Numbering_20_123">
        <text:list-item>
          <text:h text:style-name="P85" text:outline-level="1"><text:bookmark-start text:name="__RefHeading___Toc988_3187780928"/>L’enquête accident<text:bookmark-end text:name="__RefHeading___Toc988_3187780928"/></text:h>
          <text:list>
            <text:list-item>
              <text:h text:style-name="P94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7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77">Nom</text:p>
          </table:table-cell>
          <table:table-cell table:style-name="Tableau1.A1" office:value-type="string">
            <text:p text:style-name="P77">Prénom</text:p>
          </table:table-cell>
          <table:table-cell table:style-name="Tableau1.A1" office:value-type="string">
            <text:p text:style-name="P78">Rôle</text:p>
          </table:table-cell>
          <table:table-cell table:style-name="Tableau1.A1" office:value-type="string">
            <text:p text:style-name="P79">Qualité</text:p>
          </table:table-cell>
          <table:table-cell table:style-name="Tableau1.E1" office:value-type="string">
            <text:p text:style-name="P77">Société</text:p>
          </table:table-cell>
        </table:table-row>
        <table:table-row>
          <table:table-cell table:style-name="Tableau1.A2" office:value-type="string">
            <text:p text:style-name="P96">[!-- BEGIN row.investigator --] {investigator_lastname}</text:p>
          </table:table-cell>
          <table:table-cell table:style-name="Tableau1.A2" office:value-type="string">
            <text:p text:style-name="P96">{investigator_firstname}</text:p>
          </table:table-cell>
          <table:table-cell table:style-name="Tableau1.A2" office:value-type="string">
            <text:p text:style-name="P97">{investigator_role}</text:p>
          </table:table-cell>
          <table:table-cell table:style-name="Tableau1.A2" office:value-type="string">
            <text:p text:style-name="P96">{investigator_job}</text:p>
          </table:table-cell>
          <table:table-cell table:style-name="Tableau1.E2" office:value-type="string">
            <text:p text:style-name="P80">{investigator_company} [!-- END row.investigator --]</text:p>
          </table:table-cell>
        </table:table-row>
      </table:table>
      <text:list xml:id="list103253601298800" text:continue-numbering="true" text:style-name="Numbering_20_123">
        <text:list-item>
          <text:list>
            <text:list-header>
              <text:h text:style-name="P88" text:outline-level="2"/>
            </text:list-header>
            <text:list-item>
              <text:h text:style-name="P89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71"/>
      <text:p text:style-name="Standard">Diplômes, formations et compétences de la victime : <text:span text:style-name="T23">{victim_skills}</text:span></text:p>
      <text:p text:style-name="Standard"/>
      <text:p text:style-name="Standard">Équipement de protection collecti<text:span text:style-name="T31">ve </text:span>: {collective_equipment}</text:p>
      <text:p text:style-name="P73"/>
      <text:p text:style-name="P73">Équipement de protection individuel<text:span text:style-name="T31">le </text:span>: {individual_equipment}</text:p>
      <text:p text:style-name="P45"/>
      <text:p text:style-name="P45">Le <text:span text:style-name="T9">recueil</text:span> des faits a été réalisé lors de la réunion du <text:span text:style-name="T12">{investigation_date_start}</text:span> sur le site de <text:span text:style-name="T13">{mycompany_address}</text:span> en présence des personnes ci-dessus.</text:p>
      <text:p text:style-name="P67"/>
      <text:list xml:id="list103252411711606" text:continue-numbering="true" text:style-name="Numbering_20_123">
        <text:list-item>
          <text:list>
            <text:list-item>
              <text:h text:style-name="P93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50"/>
      <text:p text:style-name="P50">{public_note}</text:p>
      <text:list xml:id="list103252170946352" text:continue-numbering="true" text:style-name="Numbering_20_123">
        <text:list-item>
          <text:list>
            <text:list-item>
              <text:h text:style-name="P87" text:outline-level="2"><text:bookmark-start text:name="__RefHeading___Toc1018_3187780928"/><text:span text:style-name="T11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4">{causality_tree_photo}</text:p>
      <text:list xml:id="list103252502534474" text:continue-numbering="true" text:style-name="Numbering_20_123">
        <text:list-item>
          <text:list>
            <text:list-item>
              <text:h text:style-name="P90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53"/>
      <text:p text:style-name="P52"/>
      <text:list xml:id="list103254172445941" text:continue-numbering="true" text:style-name="Numbering_20_123">
        <text:list-item>
          <text:list>
            <text:list-item>
              <text:list>
                <text:list-item>
                  <text:h text:style-name="P95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9">Les actions curatives ont pour but <text:span text:style-name="T16">la</text:span> mise en application directement sur le site <text:span text:style-name="T16">des tâches permettant</text:span> d’éviter un deuxième accident. <text:span text:style-name="T16">Les actions proposées </text:span>sont :</text:p>
      <text:p text:style-name="P21"/>
      <table:table table:name="Tableau7" table:style-name="Tableau7">
        <table:table-column table:style-name="Tableau7.A" table:number-columns-repeated="2"/>
        <table:table-column table:style-name="Tableau7.C"/>
        <table:table-column table:style-name="Tableau7.D"/>
        <table:table-column table:style-name="Tableau7.E"/>
        <table:table-column table:style-name="Tableau7.F"/>
        <table:table-row>
          <table:table-cell table:style-name="Tableau7.A1" office:value-type="string">
            <text:p text:style-name="P26">Réf</text:p>
          </table:table-cell>
          <table:table-cell table:style-name="Tableau7.A1" office:value-type="string">
            <text:p text:style-name="P34">Nom</text:p>
          </table:table-cell>
          <table:table-cell table:style-name="Tableau7.A1" office:value-type="string">
            <text:p text:style-name="P26"><text:span text:style-name="T14">Description des a</text:span><text:span text:style-name="T10">ction</text:span><text:span text:style-name="T14">s</text:span> <text:span text:style-name="T10">curative</text:span><text:span text:style-name="T14">s</text:span></text:p>
          </table:table-cell>
          <table:table-cell table:style-name="Tableau7.A1" office:value-type="string">
            <text:p text:style-name="P26">Responsable</text:p>
          </table:table-cell>
          <table:table-cell table:style-name="Tableau7.A1" office:value-type="string">
            <text:p text:style-name="P35">Date de fin</text:p>
          </table:table-cell>
          <table:table-cell table:style-name="Tableau7.F1" office:value-type="string">
            <text:p text:style-name="P32">Budget</text:p>
          </table:table-cell>
        </table:table-row>
        <table:table-row>
          <table:table-cell table:style-name="Tableau7.A2" office:value-type="string">
            <text:p text:style-name="P28">[!-- BEGIN row.cur_task --] {cur_task_ref}</text:p>
          </table:table-cell>
          <table:table-cell table:style-name="Tableau7.A2" office:value-type="string">
            <text:p text:style-name="P28">{cur_task_label}</text:p>
          </table:table-cell>
          <table:table-cell table:style-name="Tableau7.A2" office:value-type="string">
            <text:p text:style-name="P33">{cur_task_description}</text:p>
          </table:table-cell>
          <table:table-cell table:style-name="Tableau7.A2" office:value-type="string">
            <text:p text:style-name="P29">{cur_task_resp}</text:p>
          </table:table-cell>
          <table:table-cell table:style-name="Tableau7.A2" office:value-type="string">
            <text:p text:style-name="P29">{cur_task_end_date}</text:p>
          </table:table-cell>
          <table:table-cell table:style-name="Tableau7.F2" office:value-type="string">
            <text:p text:style-name="P29">{cur_task_budget} [!-- END row.cur_task --]</text:p>
          </table:table-cell>
        </table:table-row>
      </table:table>
      <text:p text:style-name="P21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03254258111985" text:continue-numbering="true" text:style-name="Numbering_20_123">
        <text:list-item>
          <text:list>
            <text:list-item>
              <text:list>
                <text:list-item>
                  <text:h text:style-name="P95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7">Les actions préventives ont pour but d’éviter la reproduction de l'accident en essayant de supprimer le risque à la source. Les actions proposées sont :</text:p>
      <text:p text:style-name="P48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7">Réf</text:p>
          </table:table-cell>
          <table:table-cell table:style-name="Tableau5.A1" office:value-type="string">
            <text:p text:style-name="P34">Nom</text:p>
          </table:table-cell>
          <table:table-cell table:style-name="Tableau5.A1" office:value-type="string">
            <text:p text:style-name="P31"><text:span text:style-name="T14">Description des a</text:span>ctions préventives</text:p>
          </table:table-cell>
          <table:table-cell table:style-name="Tableau5.A1" office:value-type="string">
            <text:p text:style-name="P27">Responsable</text:p>
          </table:table-cell>
          <table:table-cell table:style-name="Tableau5.A1" office:value-type="string">
            <text:p text:style-name="P35">Date <text:s/>de fin</text:p>
          </table:table-cell>
          <table:table-cell table:style-name="Tableau5.F1" office:value-type="string">
            <text:p text:style-name="P32">Budget</text:p>
          </table:table-cell>
        </table:table-row>
        <table:table-row>
          <table:table-cell table:style-name="Tableau5.A2" office:value-type="string">
            <text:p text:style-name="P30">[!-- BEGIN row.prev_task --] {prev_task_ref}</text:p>
          </table:table-cell>
          <table:table-cell table:style-name="Tableau5.A2" office:value-type="string">
            <text:p text:style-name="P30">{prev_task_label}</text:p>
          </table:table-cell>
          <table:table-cell table:style-name="Tableau5.A2" office:value-type="string">
            <text:p text:style-name="P30">{prev_task_description}</text:p>
          </table:table-cell>
          <table:table-cell table:style-name="Tableau5.A2" office:value-type="string">
            <text:p text:style-name="P30">{prev_task_resp}</text:p>
          </table:table-cell>
          <table:table-cell table:style-name="Tableau5.A2" office:value-type="string">
            <text:p text:style-name="P30">{prev_task_end_date}</text:p>
          </table:table-cell>
          <table:table-cell table:style-name="Tableau5.F2" office:value-type="string">
            <text:p text:style-name="P30">{prev_task_budget} [!-- END row.prev_task --]</text:p>
          </table:table-cell>
        </table:table-row>
      </table:table>
      <text:p text:style-name="P48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T6" style:family="text">
      <style:text-properties fo:color="#000000" loext:opacity="100%" fo:font-weight="normal" officeooo:rsid="0155cdfa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6">1</text:span><text:span text:style-name="MT4">-202</text:span><text:span text:style-name="MT5">3</text:span><text:span text:style-name="MT6">1220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document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12-20T10:32:51.904000000</dc:date>
    <meta:editing-cycles>361</meta:editing-cycles>
    <meta:editing-duration>P6DT9H8M27S</meta:editing-duration>
    <meta:document-statistic meta:table-count="7" meta:image-count="2" meta:object-count="0" meta:page-count="6" meta:paragraph-count="174" meta:word-count="657" meta:character-count="5280" meta:non-whitespace-character-count="4766"/>
    <meta:user-defined meta:name="Info 1"/>
    <meta:user-defined meta:name="Info 2"/>
    <meta:user-defined meta:name="Info 3"/>
    <meta:user-defined meta:name="Info 4"/>
  </office:meta>
</office:document-meta>
</file>